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family="'Times New Roman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27.7cm" svg:height="5.715cm" svg:x="1cm" svg:y="2.27cm">
          <text:p text:style-name="P1"><text:span text:style-name="T1">A Better Reaction Time is a Faster One</text:span></text:p>
        </draw:rect>
        <draw:rect draw:style-name="gr2" draw:text-style-name="P2" draw:layer="layout" svg:width="29.21cm" svg:height="4.445cm" svg:x="0.365cm" svg:y="11.795cm">
          <text:p text:style-name="P3"><text:span text:style-name="T1">To React Fast to See the Tiger and Escap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46:56.35</dc:date>
    <meta:editing-duration>PT00H05M27S</meta:editing-duration>
    <meta:editing-cycles>3</meta:editing-cycles>
    <meta:generator>OpenOffice.org/3.1$Win32 OpenOffice.org_project/310m19$Build-9420</meta:generator>
    <meta:document-statistic meta:object-count="3"/>
  </office:meta>
</office:document-meta>
</file>